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7df0" officeooo:paragraph-rsid="00157df0"/>
    </style:style>
    <style:style style:name="P2" style:family="paragraph" style:parent-style-name="Standard">
      <style:text-properties officeooo:rsid="00157df0" officeooo:paragraph-rsid="00157df0"/>
    </style:style>
    <style:style style:name="P3" style:family="paragraph" style:parent-style-name="Standard">
      <style:text-properties officeooo:rsid="001616a9" officeooo:paragraph-rsid="001616a9"/>
    </style:style>
    <style:style style:name="P4" style:family="paragraph" style:parent-style-name="Standard">
      <style:text-properties officeooo:rsid="00161e85" officeooo:paragraph-rsid="00161e85"/>
    </style:style>
    <style:style style:name="P5" style:family="paragraph" style:parent-style-name="Standard">
      <style:text-properties officeooo:rsid="0017cc13" officeooo:paragraph-rsid="0017cc13"/>
    </style:style>
    <style:style style:name="P6" style:family="paragraph" style:parent-style-name="Standard">
      <style:text-properties officeooo:rsid="00192b5e" officeooo:paragraph-rsid="00192b5e"/>
    </style:style>
    <style:style style:name="P7" style:family="paragraph" style:parent-style-name="Standard">
      <style:text-properties officeooo:rsid="00192b5e" officeooo:paragraph-rsid="001af94d"/>
    </style:style>
    <style:style style:name="P8" style:family="paragraph" style:parent-style-name="Standard">
      <style:text-properties officeooo:rsid="00192b5e" officeooo:paragraph-rsid="001c06f0"/>
    </style:style>
    <style:style style:name="P9" style:family="paragraph" style:parent-style-name="Standard">
      <style:text-properties officeooo:rsid="001af94d" officeooo:paragraph-rsid="001af94d"/>
    </style:style>
    <style:style style:name="P10" style:family="paragraph" style:parent-style-name="Standard">
      <style:text-properties officeooo:rsid="001af94d" officeooo:paragraph-rsid="00244398"/>
    </style:style>
    <style:style style:name="P11" style:family="paragraph" style:parent-style-name="Standard">
      <style:text-properties officeooo:rsid="001af94d" officeooo:paragraph-rsid="00255be5"/>
    </style:style>
    <style:style style:name="P12" style:family="paragraph" style:parent-style-name="Standard">
      <style:text-properties officeooo:rsid="001af94d" officeooo:paragraph-rsid="00262e3e"/>
    </style:style>
    <style:style style:name="P13" style:family="paragraph" style:parent-style-name="Standard">
      <style:text-properties officeooo:rsid="0020a7c4" officeooo:paragraph-rsid="0020a7c4"/>
    </style:style>
    <style:style style:name="P14" style:family="paragraph" style:parent-style-name="Standard">
      <style:text-properties officeooo:paragraph-rsid="00255be5"/>
    </style:style>
    <style:style style:name="P15" style:family="paragraph" style:parent-style-name="Standard">
      <style:text-properties fo:color="#00a933" officeooo:rsid="001af94d" officeooo:paragraph-rsid="00262e3e"/>
    </style:style>
    <style:style style:name="T1" style:family="text">
      <style:text-properties officeooo:rsid="001616a9"/>
    </style:style>
    <style:style style:name="T2" style:family="text">
      <style:text-properties fo:color="#c9211e"/>
    </style:style>
    <style:style style:name="T3" style:family="text">
      <style:text-properties officeooo:rsid="0017cc13"/>
    </style:style>
    <style:style style:name="T4" style:family="text">
      <style:text-properties officeooo:rsid="00192b5e"/>
    </style:style>
    <style:style style:name="T5" style:family="text">
      <style:text-properties officeooo:rsid="001a866e"/>
    </style:style>
    <style:style style:name="T6" style:family="text">
      <style:text-properties officeooo:rsid="001af94d"/>
    </style:style>
    <style:style style:name="T7" style:family="text">
      <style:text-properties officeooo:rsid="001c06f0"/>
    </style:style>
    <style:style style:name="T8" style:family="text">
      <style:text-properties officeooo:rsid="001d5e05"/>
    </style:style>
    <style:style style:name="T9" style:family="text">
      <style:text-properties officeooo:rsid="001d8c21"/>
    </style:style>
    <style:style style:name="T10" style:family="text">
      <style:text-properties officeooo:rsid="0020a7c4"/>
    </style:style>
    <style:style style:name="T11" style:family="text">
      <style:text-properties officeooo:rsid="00244398"/>
    </style:style>
    <style:style style:name="T12" style:family="text">
      <style:text-properties officeooo:rsid="00255be5"/>
    </style:style>
    <style:style style:name="T13" style:family="text">
      <style:text-properties officeooo:rsid="00262e3e"/>
    </style:style>
    <style:style style:name="T14" style:family="text">
      <style:text-properties officeooo:rsid="002780f1"/>
    </style:style>
    <style:style style:name="T15" style:family="text">
      <style:text-properties officeooo:rsid="0028e26e"/>
    </style:style>
    <style:style style:name="T16" style:family="text">
      <style:text-properties officeooo:rsid="002ba7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orgios Markou Übungsblatt 4</text:p>
      <text:p text:style-name="P1"/>
      <text:p text:style-name="P1">1)<text:tab/>a) 11000000.10101000.00000001.00000010</text:p>
      <text:p text:style-name="P1"><text:tab/>b) 00001010.00000000.01111011.00000111</text:p>
      <text:p text:style-name="P1"/>
      <text:p text:style-name="P1">2)<text:tab/><text:span text:style-name="T1">a)</text:span></text:p>
      <text:p text:style-name="P1"><text:tab/><text:span text:style-name="T1">b)</text:span></text:p>
      <text:p text:style-name="P3"><text:tab/>c) <text:span text:style-name="T3">Broadcast Addresse, hat host</text:span></text:p>
      <text:p text:style-name="P3"><text:tab/>d) <text:span text:style-name="T3">3 Bytes, deshalb ungültig</text:span></text:p>
      <text:p text:style-name="P3"><text:tab/>e)</text:p>
      <text:p text:style-name="P3"/>
      <text:p text:style-name="P3">3) <text:tab/>a) <text:span text:style-name="T2">1111 1111 1111 1111 1111 111</text:span>0 0000 0000 //23 mal 1 und 9 mal 0</text:p>
      <text:p text:style-name="P3"><text:tab/>b) 1111 1111 1111 1110 0000 0000 0000 0000 //15 mal 1 und 17 mal 0</text:p>
      <text:p text:style-name="P3"/>
      <text:p text:style-name="P3">4)<text:tab/>a) Netzmaske binär: 11111111.11111111.10000000.00000000 //17 mal 1</text:p>
      <text:p text:style-name="P3"><text:tab/> <text:s text:c="3"/>21.17.128.0/20</text:p>
      <text:p text:style-name="P3"><text:tab/>b) Netzmaske binär: 11111111.11111111.11111111.11000000 //26 mal 1</text:p>
      <text:p text:style-name="P3"><text:tab/> <text:s text:c="3"/>194.99.17.96/26//<text:span text:style-name="T9">falsch</text:span></text:p>
      <text:p text:style-name="P3"/>
      <text:p text:style-name="P4">5)<text:tab/>3) <text:tab/>a) 12.34.255.255 </text:p>
      <text:p text:style-name="P4"><text:tab/><text:tab/>b) 20.31.255.255</text:p>
      <text:p text:style-name="P4"/>
      <text:p text:style-name="P4"><text:tab/>4)<text:tab/>a) 21.17.143.255</text:p>
      <text:p text:style-name="P4"><text:tab/><text:tab/>b) 194.99.17.127//<text:span text:style-name="T9">falsch</text:span></text:p>
      <text:p text:style-name="P5"/>
      <text:p text:style-name="P5">6)<text:tab/><text:span text:style-name="T4">a) 172.30.0.0</text:span></text:p>
      <text:p text:style-name="P5"><text:tab/><text:span text:style-name="T4">b) 10.20.0.0</text:span></text:p>
      <text:p text:style-name="P5"><text:span text:style-name="T4"><text:tab/>c) 20.15.23.128</text:span></text:p>
      <text:p text:style-name="P5"/>
      <text:p text:style-name="P6">7)<text:tab/>a) man braucht 1 extra Bit für das Subnetz (2^1 &lt;= 2)</text:p>
      <text:p text:style-name="P6"><text:tab/><text:span text:style-name="T5">Möglichkeiten:</text:span></text:p>
      <text:p text:style-name="P6"><text:tab/>172.30.24.0/<text:span text:style-name="T5">25</text:span></text:p>
      <text:p text:style-name="P6"><text:tab/>172.30.24.128/<text:span text:style-name="T5">25</text:span></text:p>
      <text:p text:style-name="P6"/>
      <text:p text:style-name="P6"><text:tab/>b) man braucht 2 extra Bits für das Subnetz (2^2 &lt;= 4)</text:p>
      <text:p text:style-name="P6"><text:tab/><text:span text:style-name="T5">Möglichkeiten:</text:span></text:p>
      <text:p text:style-name="P6"><text:tab/>10.20.240.0/<text:span text:style-name="T6">22</text:span></text:p>
      <text:p text:style-name="P6"><text:tab/>10.20.244.0/<text:span text:style-name="T6">22</text:span></text:p>
      <text:p text:style-name="P6"><text:tab/>10.20.248.0/<text:span text:style-name="T6">22</text:span></text:p>
      <text:p text:style-name="P6"><text:tab/>10.20.252.0/<text:span text:style-name="T6">22</text:span></text:p>
      <text:p text:style-name="P6"><text:tab/></text:p>
      <text:p text:style-name="P6"><text:tab/>c)<text:tab/><text:span text:style-name="T6">a)172.30.24.127 //Reihenfolge beibehalten</text:span></text:p>
      <text:p text:style-name="P6"><text:tab/><text:tab/>172.30.24.255</text:p>
      <text:p text:style-name="P7"><text:tab/><text:tab/><text:span text:style-name="T6">b) </text:span>10.20.240.<text:span text:style-name="T6">255</text:span>/<text:span text:style-name="T6">22</text:span></text:p>
      <text:p text:style-name="P7"><text:tab/><text:tab/>10.20.244.<text:span text:style-name="T6">255</text:span>/<text:span text:style-name="T6">22</text:span></text:p>
      <text:p text:style-name="P7"><text:tab/><text:tab/>10.20.248.<text:span text:style-name="T6">255</text:span>/<text:span text:style-name="T6">22</text:span></text:p>
      <text:p text:style-name="P7"><text:tab/><text:tab/>10.20.252.<text:span text:style-name="T6">255</text:span>/<text:span text:style-name="T6">22</text:span></text:p>
      <text:p text:style-name="P6"/>
      <text:p text:style-name="P6"/>
      <text:p text:style-name="P6"/>
      <text:p text:style-name="P6"/>
      <text:p text:style-name="P6"/>
      <text:p text:style-name="P8"><text:soft-page-break/>8)<text:tab/><text:span text:style-name="T7">Netzmaske: 255.255.240.0</text:span></text:p>
      <text:p text:style-name="P8"><text:span text:style-name="T6"><text:tab/>c) 10.20.241.12 &amp; 255.255.240.0 = 10.20.240.0 (falsch)</text:span></text:p>
      <text:p text:style-name="P6"><text:tab/><text:span text:style-name="T6">d) 10.20.100.13 &amp; 255.255.240.0 = 10.20.96.0 (falsch)</text:span></text:p>
      <text:p text:style-name="P9"><text:tab/>e) 10.21.192.0 <text:span text:style-name="T8">(falsch)</text:span></text:p>
      <text:p text:style-name="P9"><text:tab/>f) 10.20.192.0 <text:span text:style-name="T8">(richtig)</text:span></text:p>
      <text:p text:style-name="P9"><text:tab/>g) 10.20.176.0 <text:span text:style-name="T8">(falsch)</text:span></text:p>
      <text:p text:style-name="P9"><text:tab/></text:p>
      <text:p text:style-name="P12">9)<text:tab/><text:span text:style-name="T15">gw „10.10.10.20“ leitet an „10.10.10.0“ weiter</text:span></text:p>
      <text:p text:style-name="P12"><text:tab/>gw „10.10.20.140“ <text:span text:style-name="T16">leitet an „10.10.20.128“ weiter</text:span></text:p>
      <text:p text:style-name="P12"/>
      <text:p text:style-name="P12"><text:span text:style-name="T10"><text:tab/>a)<text:tab/>00001010.00001010.00001010.11001001</text:span></text:p>
      <text:p text:style-name="P10"><text:tab/> <text:s text:c="3"/><text:span text:style-name="T11">&amp; <text:tab/></text:span>11111111.11111111.11111111.10000000 <text:tab/><text:span text:style-name="T12">(eth0)</text:span></text:p>
      <text:p text:style-name="P10"><text:tab/> <text:s text:c="3"/><text:span text:style-name="T12">=<text:tab/>00001010.00001010.00001010.10000000 <text:tab/>(10.10.10.128)</text:span></text:p>
      <text:p text:style-name="P10"/>
      <text:p text:style-name="P11"><text:tab/><text:tab/><text:span text:style-name="T10">00001010.00001010.00001010.11001001</text:span></text:p>
      <text:p text:style-name="P11"><text:tab/> <text:s text:c="4"/><text:span text:style-name="T12">&amp;<text:tab/>11111111.11111111.11111111.11000000<text:tab/>(eth1)</text:span></text:p>
      <text:p text:style-name="P11"><text:tab/> <text:s text:c="4"/><text:span text:style-name="T12">=<text:tab/>00001010.00001010.00001010.11000000 <text:tab/>(10.10.10.192)</text:span></text:p>
      <text:p text:style-name="P11"/>
      <text:p text:style-name="P11"><text:tab/><text:tab/><text:span text:style-name="T10">00001010.00001010.00001010.11001001</text:span></text:p>
      <text:p text:style-name="P14"><text:span text:style-name="T6"><text:tab/> <text:s text:c="4"/>&amp;<text:tab/>11111111.11111111.11110000.00000000<text:tab/>(sl0)</text:span></text:p>
      <text:p text:style-name="P11"><text:tab/> <text:s text:c="4"/><text:span text:style-name="T12">=<text:tab/>00001010.00001010.00000000.00000000<text:tab/>(10.10.0.0)</text:span></text:p>
      <text:p text:style-name="P11"/>
      <text:p text:style-name="P12"><text:tab/><text:tab/><text:span text:style-name="T10">00001010.00001010.00001010.11001001</text:span></text:p>
      <text:p text:style-name="P12"><text:tab/> <text:s text:c="4"/>&amp;<text:tab/>11111111.11111111.11111111.00000000<text:tab/>(<text:span text:style-name="T13">gw 10.10.10.20</text:span>)</text:p>
      <text:p text:style-name="P15"><text:tab/> <text:s text:c="4"/><text:span text:style-name="T13">=<text:tab/>00001010.00001010.00001010.00000000<text:tab/>(10.10.10.0)</text:span></text:p>
      <text:p text:style-name="P11"/>
      <text:p text:style-name="P13"><text:tab/>b) <text:span text:style-name="T14">default</text:span></text:p>
      <text:p text:style-name="P13"><text:tab/>c) <text:span text:style-name="T14">10.10.32.0</text:span></text:p>
      <text:p text:style-name="P13"><text:tab/>d) <text:span text:style-name="T15">default</text:span></text:p>
      <text:p text:style-name="P13"><text:tab/>e) <text:span text:style-name="T15">10.10.10.0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8T21:17:14.108141072</meta:creation-date>
    <dc:date>2020-05-19T13:00:07.451635706</dc:date>
    <meta:editing-duration>PT2H16M45S</meta:editing-duration>
    <meta:editing-cycles>11</meta:editing-cycles>
    <meta:generator>LibreOffice/6.3.4.2$Linux_X86_64 LibreOffice_project/30$Build-2</meta:generator>
    <meta:document-statistic meta:table-count="0" meta:image-count="0" meta:object-count="0" meta:page-count="2" meta:paragraph-count="63" meta:word-count="211" meta:character-count="1949" meta:non-whitespace-character-count="1683"/>
  </office:meta>
</office:document-meta>
</file>